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8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9.1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float" office:value="1.1">
            <text:p>1,1</text:p>
          </table:table-cell>
          <table:table-cell office:value-type="string">
            <text:p>1.2.a</text:p>
          </table:table-cell>
          <table:table-cell office:value-type="string">
            <text:p>1.2.b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ommentaires du correcteur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bi-Chahine</text:p>
          </table:table-cell>
          <table:table-cell office:value-type="string">
            <text:p>Rachad</text:p>
          </table:table-cell>
          <table:table-cell table:number-columns-repeated="8"/>
          <table:table-cell table:formula="of:=SUM([.C3:.I3])" office:value-type="float" office:value="0">
            <text:p>0</text:p>
          </table:table-cell>
        </table:table-row>
        <table:table-row table:style-name="ro1">
          <table:table-cell office:value-type="string">
            <text:p>Baikrich</text:p>
          </table:table-cell>
          <table:table-cell office:value-type="string">
            <text:p>Juli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SUM([.C4:.I4])" office:value-type="float" office:value="16">
            <text:p>16</text:p>
          </table:table-cell>
        </table:table-row>
        <table:table-row table:style-name="ro1">
          <table:table-cell office:value-type="string">
            <text:p>Bizimungu</text:p>
          </table:table-cell>
          <table:table-cell office:value-type="string">
            <text:p>Stev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SUM([.C5:.I5])" office:value-type="float" office:value="7">
            <text:p>7</text:p>
          </table:table-cell>
        </table:table-row>
        <table:table-row table:style-name="ro1">
          <table:table-cell office:value-type="string">
            <text:p>Briet</text:p>
          </table:table-cell>
          <table:table-cell office:value-type="string">
            <text:p>Nicolas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/>
          <table:table-cell table:formula="of:=SUM([.C6:.I6])" office:value-type="float" office:value="8">
            <text:p>8</text:p>
          </table:table-cell>
        </table:table-row>
        <table:table-row table:style-name="ro1">
          <table:table-cell office:value-type="string">
            <text:p>Buissart</text:p>
          </table:table-cell>
          <table:table-cell office:value-type="string">
            <text:p>Thomas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colonne G : pas de déclaration de globale (ou static), d'où 3 et pas 4. Mais les variables étant définies dans l'énoncé, doit-on considérer comme faux le fait de pas les avoir écrites ?</text:p>
          </table:table-cell>
          <table:table-cell table:formula="of:=SUM([.C7:.I7])" office:value-type="float" office:value="20">
            <text:p>20</text:p>
          </table:table-cell>
        </table:table-row>
        <table:table-row table:style-name="ro1">
          <table:table-cell office:value-type="string">
            <text:p>Burnouf</text:p>
          </table:table-cell>
          <table:table-cell office:value-type="string">
            <text:p>Benjami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Quizz 1: a pas capté que 9 était pas premier mais a compris l'idée du code. A part ca, on a la un étudiant qui s'est noyé dans le 4 et a manqué de temps ensuite</text:p>
          </table:table-cell>
          <table:table-cell table:formula="of:=SUM([.C8:.I8])" office:value-type="float" office:value="5">
            <text:p>5</text:p>
          </table:table-cell>
        </table:table-row>
        <table:table-row table:style-name="ro1">
          <table:table-cell office:value-type="string">
            <text:p>Canivez</text:p>
          </table:table-cell>
          <table:table-cell office:value-type="string">
            <text:p>Pierre</text:p>
          </table:table-cell>
          <table:table-cell table:number-columns-repeated="8"/>
          <table:table-cell table:formula="of:=SUM([.C9:.I9])" office:value-type="float" office:value="0">
            <text:p>0</text:p>
          </table:table-cell>
        </table:table-row>
        <table:table-row table:style-name="ro1">
          <table:table-cell office:value-type="string">
            <text:p>Cheng</text:p>
          </table:table-cell>
          <table:table-cell office:value-type="string">
            <text:p>Xiaojun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SUM([.C10:.I10])" office:value-type="float" office:value="15">
            <text:p>15</text:p>
          </table:table-cell>
        </table:table-row>
        <table:table-row table:style-name="ro1">
          <table:table-cell office:value-type="string">
            <text:p>Cordonnier</text:p>
          </table:table-cell>
          <table:table-cell office:value-type="string">
            <text:p>Raphael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'exo 3 pourrait valoir 4 en comparaison des autres rendus</text:p>
          </table:table-cell>
          <table:table-cell table:formula="of:=SUM([.C11:.I11])" office:value-type="float" office:value="27">
            <text:p>27</text:p>
          </table:table-cell>
        </table:table-row>
        <table:table-row table:style-name="ro1">
          <table:table-cell office:value-type="string">
            <text:p>Dehouck</text:p>
          </table:table-cell>
          <table:table-cell office:value-type="string">
            <text:p>Mathieu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Quizz 1 : gros doute sur un des chiffres écrits (mal écrit ou erreur ?) mais le commentaire à coté est bon, donc je mets plutot bon.</text:p>
          </table:table-cell>
          <table:table-cell table:formula="of:=SUM([.C12:.I12])" office:value-type="float" office:value="24">
            <text:p>24</text:p>
          </table:table-cell>
        </table:table-row>
        <table:table-row table:style-name="ro1">
          <table:table-cell office:value-type="string">
            <text:p>Delerue</text:p>
          </table:table-cell>
          <table:table-cell office:value-type="string">
            <text:p>Pierr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SUM([.C13:.I13])" office:value-type="float" office:value="13">
            <text:p>13</text:p>
          </table:table-cell>
        </table:table-row>
        <table:table-row table:style-name="ro1">
          <table:table-cell office:value-type="string">
            <text:p>Dessein</text:p>
          </table:table-cell>
          <table:table-cell office:value-type="string">
            <text:p>Samuel</text:p>
          </table:table-cell>
          <table:table-cell table:number-columns-repeated="8"/>
          <table:table-cell table:formula="of:=SUM([.C14:.I14])" office:value-type="float" office:value="0">
            <text:p>0</text:p>
          </table:table-cell>
        </table:table-row>
        <table:table-row table:style-name="ro1">
          <table:table-cell office:value-type="string">
            <text:p>Douaille</text:p>
          </table:table-cell>
          <table:table-cell office:value-type="string">
            <text:p>Erwan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C15:.I15])" office:value-type="float" office:value="14">
            <text:p>14</text:p>
          </table:table-cell>
        </table:table-row>
        <table:table-row table:style-name="ro1">
          <table:table-cell office:value-type="string">
            <text:p>Douylliez</text:p>
          </table:table-cell>
          <table:table-cell office:value-type="string">
            <text:p>Maxim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SUM([.C16:.I16])" office:value-type="float" office:value="12">
            <text:p>12</text:p>
          </table:table-cell>
        </table:table-row>
        <table:table-row table:style-name="ro1">
          <table:table-cell office:value-type="string">
            <text:p>Druel</text:p>
          </table:table-cell>
          <table:table-cell office:value-type="string">
            <text:p>Damien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SUM([.C17:.I17])" office:value-type="float" office:value="16">
            <text:p>16</text:p>
          </table:table-cell>
        </table:table-row>
        <table:table-row table:style-name="ro1">
          <table:table-cell office:value-type="string">
            <text:p>François</text:p>
          </table:table-cell>
          <table:table-cell office:value-type="string">
            <text:p>Alexandr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SUM([.C18:.I18])" office:value-type="float" office:value="13">
            <text:p>13</text:p>
          </table:table-cell>
        </table:table-row>
        <table:table-row table:style-name="ro1">
          <table:table-cell office:value-type="string">
            <text:p>Garcia</text:p>
          </table:table-cell>
          <table:table-cell office:value-type="string">
            <text:p>Jérôm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SUM([.C19:.I19])" office:value-type="float" office:value="11">
            <text:p>11</text:p>
          </table:table-cell>
        </table:table-row>
        <table:table-row table:style-name="ro1">
          <table:table-cell office:value-type="string">
            <text:p>Guerin</text:p>
          </table:table-cell>
          <table:table-cell office:value-type="string">
            <text:p>Eddy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SUM([.C20:.I20])" office:value-type="float" office:value="10">
            <text:p>10</text:p>
          </table:table-cell>
        </table:table-row>
        <table:table-row table:style-name="ro1">
          <table:table-cell office:value-type="string">
            <text:p>Harick</text:p>
          </table:table-cell>
          <table:table-cell office:value-type="string">
            <text:p>Sébastien</text:p>
          </table:table-cell>
          <table:table-cell table:number-columns-repeated="8"/>
          <table:table-cell table:formula="of:=SUM([.C21:.I21])" office:value-type="float" office:value="0">
            <text:p>0</text:p>
          </table:table-cell>
        </table:table-row>
        <table:table-row table:style-name="ro1">
          <table:table-cell office:value-type="string">
            <text:p>Jin</text:p>
          </table:table-cell>
          <table:table-cell office:value-type="string">
            <text:p>Benli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SUM([.C22:.I22])" office:value-type="float" office:value="13">
            <text:p>13</text:p>
          </table:table-cell>
        </table:table-row>
        <table:table-row table:style-name="ro1">
          <table:table-cell office:value-type="string">
            <text:p>Leroy</text:p>
          </table:table-cell>
          <table:table-cell office:value-type="string">
            <text:p>Pierre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C23:.I23])" office:value-type="float" office:value="17">
            <text:p>17</text:p>
          </table:table-cell>
        </table:table-row>
        <table:table-row table:style-name="ro1">
          <table:table-cell office:value-type="string">
            <text:p>Mbabazi Simbi</text:p>
          </table:table-cell>
          <table:table-cell office:value-type="string">
            <text:p>Raïss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SUM([.C24:.I24])" office:value-type="float" office:value="8">
            <text:p>8</text:p>
          </table:table-cell>
        </table:table-row>
        <table:table-row table:style-name="ro1">
          <table:table-cell office:value-type="string">
            <text:p>Ong</text:p>
          </table:table-cell>
          <table:table-cell office:value-type="string">
            <text:p>André</text:p>
          </table:table-cell>
          <table:table-cell table:number-columns-repeated="8"/>
          <table:table-cell table:formula="of:=SUM([.C25:.I25])" office:value-type="float" office:value="0">
            <text:p>0</text:p>
          </table:table-cell>
        </table:table-row>
        <table:table-row table:style-name="ro1">
          <table:table-cell office:value-type="string">
            <text:p>Opsomer</text:p>
          </table:table-cell>
          <table:table-cell office:value-type="string">
            <text:p>Jérémy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SUM([.C26:.I26])" office:value-type="float" office:value="19">
            <text:p>19</text:p>
          </table:table-cell>
        </table:table-row>
        <table:table-row table:style-name="ro1">
          <table:table-cell office:value-type="string">
            <text:p>Plouvier</text:p>
          </table:table-cell>
          <table:table-cell office:value-type="string">
            <text:p>Henri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formula="of:=SUM([.C27:.I27])" office:value-type="float" office:value="11">
            <text:p>11</text:p>
          </table:table-cell>
        </table:table-row>
        <table:table-row table:style-name="ro1">
          <table:table-cell office:value-type="string">
            <text:p>Rucar</text:p>
          </table:table-cell>
          <table:table-cell office:value-type="string">
            <text:p>Alexis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'exo 4 contient quelques erreurs mineures (innatentions qui euent été corrigées trivialement sur un ordi), mais est vraiment bien écrit sinon (j'ai hésité à mettre 4)</text:p>
          </table:table-cell>
          <table:table-cell table:formula="of:=SUM([.C28:.I28])" office:value-type="float" office:value="17">
            <text:p>17</text:p>
          </table:table-cell>
        </table:table-row>
        <table:table-row table:style-name="ro1">
          <table:table-cell office:value-type="string">
            <text:p>Sadki</text:p>
          </table:table-cell>
          <table:table-cell office:value-type="string">
            <text:p>Farid</text:p>
          </table:table-cell>
          <table:table-cell table:number-columns-repeated="8"/>
          <table:table-cell table:formula="of:=SUM([.C29:.I29])" office:value-type="float" office:value="0">
            <text:p>0</text:p>
          </table:table-cell>
        </table:table-row>
        <table:table-row table:style-name="ro1">
          <table:table-cell office:value-type="string">
            <text:p>Said</text:p>
          </table:table-cell>
          <table:table-cell office:value-type="string">
            <text:p>Nair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formula="of:=SUM([.C30:.I30])" office:value-type="float" office:value="3">
            <text:p>3</text:p>
          </table:table-cell>
        </table:table-row>
        <table:table-row table:style-name="ro1">
          <table:table-cell office:value-type="string">
            <text:p>Semain</text:p>
          </table:table-cell>
          <table:table-cell office:value-type="string">
            <text:p>Mathieu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SUM([.C31:.I31])" office:value-type="float" office:value="17">
            <text:p>17</text:p>
          </table:table-cell>
        </table:table-row>
        <table:table-row table:style-name="ro1">
          <table:table-cell office:value-type="string">
            <text:p>Tibere</text:p>
          </table:table-cell>
          <table:table-cell office:value-type="string">
            <text:p>Aymeric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table:formula="of:=SUM([.C32:.I32])" office:value-type="float" office:value="13">
            <text:p>13</text:p>
          </table:table-cell>
        </table:table-row>
        <table:table-row table:style-name="ro1">
          <table:table-cell office:value-type="string">
            <text:p>Vincent</text:p>
          </table:table-cell>
          <table:table-cell office:value-type="string">
            <text:p>Thomas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SUM([.C33:.I33])" office:value-type="float" office:value="25">
            <text:p>25</text:p>
          </table:table-cell>
        </table:table-row>
        <table:table-row table:style-name="ro1">
          <table:table-cell office:value-type="string">
            <text:p>Wroblewski</text:p>
          </table:table-cell>
          <table:table-cell office:value-type="string">
            <text:p>Pierre</text:p>
          </table:table-cell>
          <table:table-cell office:value-type="float" office:value="0">
            <text:p>0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SUM([.C34:.I34])" office:value-type="float" office:value="20">
            <text:p>20</text:p>
          </table:table-cell>
        </table:table-row>
        <table:table-row table:style-name="ro1">
          <table:table-cell office:value-type="string">
            <text:p>Zhao</text:p>
          </table:table-cell>
          <table:table-cell office:value-type="string">
            <text:p>Xuen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J'ai peut-être noté sec... l'étudiant est clairement pas au point, dur de savoir si y'a des points à gratter.</text:p>
          </table:table-cell>
          <table:table-cell table:formula="of:=SUM([.C35:.I35])" office:value-type="float" office:value="2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>
            <text:p>Pour l'exo 3, j'ai mis 2 à quelqu'un ne testant que les sommes et pas les chiffres différents.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2.2 : la version ou on teste l'appartenance à la table en début de programme seulement passe très bien en fait ; dans le corrigé, le test initial manque par ailleurs (là on se calcule la boucle une fois même si C_n est déjà dans la table).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Quizz 1 : j'ai pas (toujours) noté en binaire car dans certains cas on voit que tout n'a pas été compris, mais une partie si (les chiffres restent bons par exemple).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NB: pour le futur, il faudrait préciser qu'on veut du code ansi (des tableaux constants paramétrés par une variable n, j'en ai vu un paquet ; et hors ansi, ca compile ces trucs là). Vu qu'on a moult fois répétés qu'il fallait pas, j'ai compté ca comme une erreur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7">27/10/2012</text:date>, <text:time>00:5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7T00:56:38</dc:date>
    <meta:generator>OpenOffice.org/3.2$Unix OpenOffice.org_project/320m19$Build-9505</meta:generator>
    <meta:editing-duration>PT14H13M54S</meta:editing-duration>
    <meta:editing-cycles>31</meta:editing-cycles>
    <meta:document-statistic meta:table-count="1" meta:cell-count="306" meta:object-count="0"/>
  </office:meta>
</office:document-meta>
</file>